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05319" officeooo:paragraph-rsid="001f8e08"/>
    </style:style>
    <style:style style:name="P2" style:family="paragraph" style:parent-style-name="Text_20_body">
      <style:text-properties officeooo:rsid="00105319" officeooo:paragraph-rsid="00215970"/>
    </style:style>
    <style:style style:name="P3" style:family="paragraph" style:parent-style-name="Text_20_body" style:list-style-name="L1">
      <style:text-properties officeooo:rsid="00130025" officeooo:paragraph-rsid="00130025"/>
    </style:style>
    <style:style style:name="P4" style:family="paragraph" style:parent-style-name="Text_20_body" style:list-style-name="L2">
      <style:text-properties officeooo:paragraph-rsid="002a7e29"/>
    </style:style>
    <style:style style:name="P5" style:family="paragraph" style:parent-style-name="Text_20_body">
      <style:text-properties officeooo:rsid="00195843" officeooo:paragraph-rsid="00195843"/>
    </style:style>
    <style:style style:name="P6" style:family="paragraph" style:parent-style-name="Text_20_body" style:list-style-name="L3">
      <style:text-properties officeooo:rsid="0022317b" officeooo:paragraph-rsid="0022317b"/>
    </style:style>
    <style:style style:name="P7" style:family="paragraph" style:parent-style-name="Text_20_body" style:list-style-name="L3">
      <style:text-properties officeooo:paragraph-rsid="00235620"/>
    </style:style>
    <style:style style:name="P8" style:family="paragraph" style:parent-style-name="Text_20_body" style:list-style-name="L3">
      <style:text-properties officeooo:rsid="00235620" officeooo:paragraph-rsid="00235620"/>
    </style:style>
    <style:style style:name="P9" style:family="paragraph" style:parent-style-name="Text_20_body" style:list-style-name="L3">
      <style:text-properties officeooo:rsid="00243c93" officeooo:paragraph-rsid="00243c93"/>
    </style:style>
    <style:style style:name="P10" style:family="paragraph" style:parent-style-name="Text_20_body" style:list-style-name="L3">
      <style:text-properties officeooo:rsid="0024d692" officeooo:paragraph-rsid="0024d692"/>
    </style:style>
    <style:style style:name="P11" style:family="paragraph" style:parent-style-name="Text_20_body" style:list-style-name="L3">
      <style:text-properties officeooo:rsid="002604ea" officeooo:paragraph-rsid="002604ea"/>
    </style:style>
    <style:style style:name="P12" style:family="paragraph" style:parent-style-name="Text_20_body" style:list-style-name="L3">
      <style:text-properties officeooo:rsid="0027f934" officeooo:paragraph-rsid="0027f934"/>
    </style:style>
    <style:style style:name="P13" style:family="paragraph" style:parent-style-name="Text_20_body">
      <style:text-properties officeooo:rsid="002a7e29" officeooo:paragraph-rsid="002d747d"/>
    </style:style>
    <style:style style:name="P14" style:family="paragraph" style:parent-style-name="Text_20_body" style:list-style-name="L4">
      <style:text-properties officeooo:paragraph-rsid="002d747d"/>
    </style:style>
    <style:style style:name="P15" style:family="paragraph" style:parent-style-name="Text_20_body" style:list-style-name="L4">
      <style:text-properties officeooo:rsid="002f3a55" officeooo:paragraph-rsid="002f3a55"/>
    </style:style>
    <style:style style:name="P16" style:family="paragraph" style:parent-style-name="Text_20_body">
      <style:text-properties officeooo:rsid="002f3a55" officeooo:paragraph-rsid="002f3a55"/>
    </style:style>
    <style:style style:name="P17" style:family="paragraph" style:parent-style-name="Heading_20_1">
      <style:text-properties officeooo:rsid="00105319" officeooo:paragraph-rsid="00105319"/>
    </style:style>
    <style:style style:name="T1" style:family="text">
      <style:text-properties officeooo:rsid="000c6100"/>
    </style:style>
    <style:style style:name="T2" style:family="text">
      <style:text-properties officeooo:rsid="00115463"/>
    </style:style>
    <style:style style:name="T3" style:family="text">
      <style:text-properties officeooo:rsid="00130025"/>
    </style:style>
    <style:style style:name="T4" style:family="text">
      <style:text-properties officeooo:rsid="0014ec7e"/>
    </style:style>
    <style:style style:name="T5" style:family="text">
      <style:text-properties officeooo:rsid="001c853d"/>
    </style:style>
    <style:style style:name="T6" style:family="text">
      <style:text-properties officeooo:rsid="0022317b"/>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officeooo:rsid="002604ea"/>
    </style:style>
    <style:style style:name="T11" style:family="text">
      <style:text-properties officeooo:rsid="0027fd2f"/>
    </style:style>
    <style:style style:name="T12" style:family="text">
      <style:text-properties officeooo:rsid="00294139"/>
    </style:style>
    <style:style style:name="T13" style:family="text">
      <style:text-properties officeooo:rsid="002be089"/>
    </style:style>
    <style:style style:name="T14" style:family="text">
      <style:text-properties officeooo:rsid="002d747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ata <text:span text:style-name="T1">Management Plan</text:span></text:p>
      <text:h text:style-name="P17" text:outline-level="1">Purpose</text:h>
      <text:p text:style-name="P1">It is important that <text:span text:style-name="T2">you</text:span> take care <text:span text:style-name="T3">to organize and document</text:span> the data <text:span text:style-name="T3">you</text:span> generate <text:span text:style-name="T3">and any subsequent analysis. Organizing your data/analysis and providing documentation can seem boring and time-consuming, but it is critical. Without proper organization and documentation, your work is often useless, which is a far bigger waste of time and effort!</text:span></text:p>
      <text:p text:style-name="P2"><text:span text:style-name="T3">As a scientist or engineer, you never work in a vacuum, and this is certainly the case in our group. Others need to be able to understand and follow what you have done. Here are a few examples of important instances where you need to be able to interact with others:</text:span></text:p>
      <text:list xml:id="list2508733109185742814" text:style-name="L1">
        <text:list-item>
          <text:p text:style-name="P3">You are working in a team where people need to perform tasks informed by your data or do additional analysis directly on data you generated (e.g. fixing a code, <text:span text:style-name="T11">making a figure for a poster or</text:span> writing a paper).</text:p>
        </text:list-item>
        <text:list-item>
          <text:p text:style-name="P3">Scientists or engineers external to the University request to see your data (e.g. a collaborator wants to see it, or it is in a publication and is therefore public).</text:p>
        </text:list-item>
        <text:list-item>
          <text:p text:style-name="P3">You have left the University and someone is trying to understand what you have done and build on it.</text:p>
        </text:list-item>
        <text:list-item>
          <text:p text:style-name="P3">Your data has new uses that were unanticipated at the time it was taken.</text:p>
        </text:list-item>
      </text:list>
      <text:h text:style-name="Heading_20_1" text:outline-level="1">Storing Data</text:h>
      <text:p text:style-name="P5">In order to have <text:span text:style-name="T5">some uniformity in the way we store data, I ask that you store your data using the following standard practices. </text:span></text:p>
      <text:list xml:id="list3246667867126832892" text:style-name="L3">
        <text:list-item>
          <text:p text:style-name="P6"><text:span text:style-name="T8">All</text:span> of your raw data should be stored on the CAEDM group directory (softmatter) within a month of the time it is generated. We have 5 TB of space on the CAEDM group directory. The exception to rule this is “garbage data.” Do not keep garbage data. Delete it.</text:p>
        </text:list-item>
        <text:list-item>
          <text:p text:style-name="P12">As a corollary, you should not <text:span text:style-name="T12">store</text:span> any of that data that you take on your local machine <text:span text:style-name="T12">in the long term. This data is not backed-up, is not accessible to others and is easily lost.</text:span></text:p>
        </text:list-item>
        <text:list-item>
          <text:p text:style-name="P7"><text:span text:style-name="T6">Your CAEDM group directory should be organized as follows:</text:span></text:p>
          <text:list>
            <text:list-item>
              <text:p text:style-name="P9">On J-drive/<text:span text:style-name="T14">groups/</text:span>softmatter/ create the following directories:</text:p>
              <text:list>
                <text:list-item>
                  <text:p text:style-name="P7"><text:span text:style-name="T6">XX.Lastname_Firstname.YYYY</text:span></text:p>
                  <text:list>
                    <text:list-item>
                      <text:p text:style-name="P7"><text:span text:style-name="T6">proj_name/</text:span></text:p>
                      <text:list>
                        <text:list-item>
                          <text:p text:style-name="P7"><text:span text:style-name="T6">data/</text:span></text:p>
                          <text:list>
                            <text:list-item>
                              <text:p text:style-name="P7"><text:soft-page-break/><text:span text:style-name="T6">description_of_expt.YYYY-MM-DD</text:span></text:p>
                            </text:list-item>
                          </text:list>
                        </text:list-item>
                        <text:list-item>
                          <text:p text:style-name="P7"><text:span text:style-name="T6">analysis/</text:span></text:p>
                          <text:list>
                            <text:list-item>
                              <text:p text:style-name="P11">description_of_analysis.YYYY-MM-DD</text:p>
                              <text:list>
                                <text:list-item>
                                  <text:p text:style-name="P11">data_paths.txt – file that contains the location of the raw data contained in the analysis. These files must be located in data/ on the softmatter group share.</text:p>
                                </text:list-item>
                              </text:list>
                            </text:list-item>
                          </text:list>
                        </text:list-item>
                        <text:list-item>
                          <text:p text:style-name="P7"><text:span text:style-name="T6">other_dirs_as_necessary/</text:span></text:p>
                        </text:list-item>
                      </text:list>
                    </text:list-item>
                  </text:list>
                </text:list-item>
                <text:list-item>
                  <text:p text:style-name="P8">proj2_name/</text:p>
                </text:list-item>
                <text:list-item>
                  <text:p text:style-name="P8">etc.</text:p>
                </text:list-item>
              </text:list>
            </text:list-item>
            <text:list-item>
              <text:p text:style-name="P9">XX = “Grad” if you are a graduate students, XX = “UG” if you are an undergrad student</text:p>
            </text:list-item>
            <text:list-item>
              <text:p text:style-name="P9">YYYY = year, e.g 2018; MM = month, e.g. 08 for August (with the zero); DD = day, e.g. 04 (for the fourth)</text:p>
            </text:list-item>
            <text:list-item>
              <text:p text:style-name="P10">proj_name = name of the project (e.g. 2D materials, polymer_nanoparticles, UGDT, training, etc)</text:p>
            </text:list-item>
            <text:list-item>
              <text:p text:style-name="P10">data = all of your raw data. Should contain a directory for every set of computations that you do, with a date for each one. <text:span text:style-name="T7">This directory should not contain your analysis.</text:span><text:span text:style-name="T9"> For example, it should not contain lots of excel sheets and plots.</text:span></text:p>
            </text:list-item>
            <text:list-item>
              <text:p text:style-name="P10">analysis = all of yo<text:span text:style-name="T10">ur analysis should go here. Many different data sets may feed into the analysis. The paths to these data sets should be listed in a text file named data_paths.txt. All of these data sets must be on the softmatter group share.</text:span></text:p>
            </text:list-item>
          </text:list>
        </text:list-item>
      </text:list>
      <text:list xml:id="list6160364654970174572" text:style-name="L2">
        <text:list-item>
          <text:p text:style-name="P4"><text:span text:style-name="T4">Avoid proprietary formats for file formats (e.g. Microsoft OneNote, Apple Keynote, etc.). MS Word (.doc, .docx) and MS Excel (.xls, .xlsx) are exceptions to this rule since they are ubiquitous. However, open source formats are even better (.ods, .odt), because we use Linux so much in our group. When appropriate, plain text files are preferred over all others.</text:span></text:p>
        </text:list-item>
      </text:list>
      <text:h text:style-name="Heading_20_1" text:outline-level="1">Papers</text:h>
      <text:p text:style-name="P13">When you go to write a paper, <text:span text:style-name="T13">we will create a new file structure for that paper on the CAEDM directory:</text:span></text:p>
      <text:list xml:id="list4392726397683378020" text:style-name="L4">
        <text:list-item>
          <text:p text:style-name="P14"><text:span text:style-name="T13">Paper.Lastname_of_First_Author.Description_of_Paper.YYYY/</text:span></text:p>
          <text:list>
            <text:list-item>
              <text:p text:style-name="P15">code</text:p>
            </text:list-item>
            <text:list-item>
              <text:p text:style-name="P15">data</text:p>
            </text:list-item>
            <text:list-item>
              <text:p text:style-name="P15">figures</text:p>
            </text:list-item>
            <text:list-item>
              <text:p text:style-name="P15"><text:soft-page-break/>manuscript</text:p>
            </text:list-item>
            <text:list-item>
              <text:p text:style-name="P15">figures-old</text:p>
            </text:list-item>
            <text:list-item>
              <text:p text:style-name="P15">notes</text:p>
            </text:list-item>
            <text:list-item>
              <text:p text:style-name="P15">revisions</text:p>
            </text:list-item>
          </text:list>
        </text:list-item>
      </text:list>
      <text:p text:style-name="P16">Papers should represent self-contained entities. So all of the code, data, etc. should be contained within the paper directory. Often, we need to generate new “publication quality” data, so the data is new in the data folder. If not, it may need to be copied from someone else’s directory. Unless there are special circumstances (e.g. the data set is truly enormous), the data should be duplicated and a data_path.txt file should be added to indicate the original location of th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5:20:24.271365149</meta:creation-date>
    <dc:date>2018-09-03T16:26:23.651026514</dc:date>
    <meta:editing-duration>PT55M34S</meta:editing-duration>
    <meta:editing-cycles>34</meta:editing-cycles>
    <meta:generator>LibreOffice/5.1.6.2$Linux_X86_64 LibreOffice_project/10m0$Build-2</meta:generator>
    <meta:document-statistic meta:table-count="0" meta:image-count="0" meta:object-count="0" meta:page-count="3" meta:paragraph-count="41" meta:word-count="715" meta:character-count="4068" meta:non-whitespace-character-count="3424"/>
  </office:meta>
</office:document-meta>
</file>